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Título1" style:master-page-name="MP0" style:family="paragraph">
      <style:paragraph-properties fo:break-before="page"/>
      <style:text-properties style:use-window-font-color="true"/>
    </style:style>
    <style:style style:name="P2" style:parent-style-name="Normal" style:family="paragraph">
      <style:paragraph-properties fo:text-align="justify" fo:text-indent="0.3937in"/>
    </style:style>
    <style:style style:name="P3" style:parent-style-name="Normal" style:family="paragraph">
      <style:paragraph-properties fo:text-align="justify" fo:text-indent="0.3937in"/>
    </style:style>
    <style:style style:name="P4" style:parent-style-name="Normal" style:family="paragraph">
      <style:paragraph-properties fo:text-align="justify" fo:text-indent="0.3937in"/>
    </style:style>
    <style:style style:name="P5" style:parent-style-name="Normal" style:family="paragraph">
      <style:paragraph-properties fo:text-align="justify" fo:text-indent="0.3937in"/>
    </style:style>
  </office:automatic-styles>
  <office:body>
    <office:text text:use-soft-page-breaks="true">
      <text:h text:style-name="P1" text:outline-level="1">REVISÃO BIBLIOGRÁFICA</text:h>
      <text:p text:style-name="Normal"/>
      <text:p text:style-name="P2">Durante o processo de desenvolvimento do TCC pesquisamos diversos softwares que são utilizados para o desenvolvimento da documentação de TCC a fim de ter o<text:s/>conhecimento sobre essas ferramentas, suas vantagens e desvantagens em relação ao desenvolvimento do TCC.</text:p>
      <text:p text:style-name="P3">As principais ferramentas utilizadas para desenvolvimento da documentação do TCC são editores de texto WYSIWYG (What you see is what you get, em português “O que você vê é o que você obtém”) como o Microsoft Word que diferente do LaTeX possibilita que o documento que está sendo criado possa ser editado e visualizado ao mesmo tempo com suas alterações, por meio de atalhos que são selecionados pelo mouse<text:s/>ou atalhos, enquanto no LaTeX todo desenvolvimento do documento é feito por meio de códigos que são interpretados e apresentados visualmente ao usuário apenas após a conversão do documento para PDF ou algum outro formato pré estabelecido. A grande desvantagem de editores WYSIWYG é a dificuldade de formatação de documentos muito extensos e de abordagem científica, nos quais é exigida uma formatação padronizada e cheia de detalhes. Outra desvantagem é na criação e formatação de fórmulas matemáticas complexas<text:s/>que são muito comuns em documentos científicos.</text:p>
      <text:p text:style-name="P4">Por esses motivos, muitas universidades levaram a exigir que os alunos utilizassem o LaTeX para o desenvolvimento do TCC, pois ele possui fácil formatação de qualquer tipo de texto e é um programa padrão que<text:s/>existe há anos e não varia muito a cada nova versão além de ser gratuito.</text:p>
      <text:p text:style-name="P5">Notamos que hoje, o melhor programa que permite o desenvolvimento de um TCC dentro de todas as normas ABNT e todas as funcionalidades exigidas para isso é o LaTeX, porém ele não é um<text:s/>programa intuitivo e de fácil aprendizagem, principalmente para pessoas que não tem grande familiaridade com computação.</text:p>
      <text:p text:style-name="Normal">Em cada universidade a utilização das normas ABNT para formatação de trabalhos acadêmicos é feita de forma diferente e seguindo como base o documento “Manual de Apresentação para Trabalhos Acadêmicos” (TIMBÓ, 2013) desenvolvido pela Universidade Metodista de São Paulo, notamos a complexidade das normas e a grande<text:s/>quantidade de cuidados que devem ser tomados pelos alunos para fazer uma documentação corretamente. Usaremos os requisitos deste documento como base para desenvolver o nosso software que intermediará a interação do aluno que desenvolve o TCC com o LaTeX e<text:s/>auxiliará na formatação deste documento segundo as normas ABNT adotadas pela UMESP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language="pt" fo:country="BR"/>
    </style:style>
    <style:style style:name="Ref.decomentário" style:display-name="Ref. de comentário" style:family="text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paragraph-properties style:vertical-align="auto" fo:margin-bottom="0in" fo:line-height="150%"/>
      <style:text-properties style:font-name="Times New Roman" style:font-name-asian="Times New Roman" fo:font-size="10pt" style:font-size-asian="10pt" style:font-size-complex="10pt" style:language-asian="pt" style:country-asian="BR" fo:hyphenate="true"/>
    </style:style>
    <style:style style:name="TextodecomentárioChar" style:display-name="Texto de comentário Char" style:family="text" style:parent-style-name="Fonteparág.padrão">
      <style:text-properties style:font-name="Times New Roman" style:font-name-asian="Times New Roman" fo:font-size="10pt" style:font-size-asian="10pt" style:font-size-complex="10pt" fo:language="pt" fo:country="BR" style:language-asian="pt" style:country-asian="BR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drigo Mascarini Galindo</meta:initial-creator>
    <dc:creator>Rodrigo Mascarini Galindo</dc:creator>
    <meta:creation-date>2015-11-08T23:16:00Z</meta:creation-date>
    <dc:date>2015-11-09T03:00:00Z</dc:date>
    <meta:template xlink:href="Normal.dotm" xlink:type="simple"/>
    <meta:editing-cycles>3</meta:editing-cycles>
    <meta:editing-duration>PT960S</meta:editing-duration>
    <meta:document-statistic meta:page-count="1" meta:paragraph-count="4" meta:word-count="389" meta:character-count="2488" meta:row-count="17" meta:non-whitespace-character-count="2103"/>
  </office:meta>
</office:document-meta>
</file>